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0568354356614368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660241147107258584"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93866173014910151"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094420153487112772"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964965238129051276"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46483841453356078"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802442968638178799"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247692546847116344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33631" text:continue-list="list7802442968638178799"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8654408823806980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34682"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32936"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31457"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14628"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07433"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513103973998874602"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843773271354878294" text:style-name="L12">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6"/>
      <text:p text:style-name="P46"/>
      <text:p text:style-name="P46"/>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41550611449437623" text:style-name="L11">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1T10:39:54.85</dc:date>
    <dc:creator>James Lombardi</dc:creator>
    <meta:editing-duration>P10DT12H14M58S</meta:editing-duration>
    <meta:editing-cycles>929</meta:editing-cycles>
    <meta:generator>OpenOffice/4.1.2$Win32 OpenOffice.org_project/412m3$Build-9782</meta:generator>
    <meta:document-statistic meta:table-count="0" meta:image-count="9" meta:object-count="0" meta:page-count="104" meta:paragraph-count="2869" meta:word-count="31893" meta:character-count="163078"/>
  </office:meta>
</office:document-meta>
</file>